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iveau n° <text:s text:c="22"/>Exercice n°2</text:span></text:p><text:p text:style-name="P2"/><text:p text:style-name="P2"/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iveau n° <text:s text:c="22"/>Exercice n°4</text:span></text:p><text:p text:style-name="P2"/><text:p text:style-name="P2"/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iveau n° <text:s text:c="22"/>Exercice n°3</text:span></text:p><text:p text:style-name="P2"/><text:p text:style-name="P2"/></draw:text-box></draw:frame></text:p><text:p text:style-name="P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3-08T12:35:02.44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4" meta:word-count="16" meta:character-count="176"/>
  </office:meta>
</office:document-meta>
</file>